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errada Sta Rosalía 241-201, Urbivilla Colonial, 64102 Monterrey, N.L.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dega Aurrera Express Cabezada, Camino del Pastizal, Barrio Del Parque, 64102 Monterrey, N.L.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nida de los Astros, Barrio Santa Isabel, 64102 Monterrey, N.L.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cundaria Tecnica No. 72 Lazaro Quintanilla Gonzalez, Camino de la Pradera S/N, Arcos del Sol, 64104 Monterrey, N.L.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. Luis Donaldo Colosio Murrieta, Mirasol 1o., 64100 Monterrey, N.L.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. Cabezada, Mirasol 1o., 64100 Monterrey, N.L.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. Cabezada, Monterrey, N.L.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. Cabezada, San Bernabé X Sector, 64105 Monterrey, N.L.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n Nombre de Col 4, Monterrey, N.L.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 Bernabé (Fomerrey 51), 64109 Monterrey, N.L.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 No Reelección, Barrio San Carlos, 64100 Monterrey, N.L.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4:37:33.009090636</meta:creation-date>
    <dc:date>2020-12-10T14:45:25.251338873</dc:date>
    <meta:editing-duration>PT7M56S</meta:editing-duration>
    <meta:editing-cycles>1</meta:editing-cycles>
    <meta:document-statistic meta:table-count="1" meta:cell-count="44" meta:object-count="0"/>
    <meta:generator>LibreOffice/6.4.7.2$Linux_X86_64 LibreOffice_project/40$Build-2</meta:generator>
  </office:meta>
</office:document-meta>
</file>